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Roboto" svg:font-family="Roboto, Arial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font-size="12pt" officeooo:paragraph-rsid="0010733d" style:font-size-asian="12pt" style:font-size-complex="12pt"/>
    </style:style>
    <style:style style:name="P2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font-variant="normal" fo:text-transform="none" fo:color="#333333" style:font-name="Roboto" fo:font-size="12pt" fo:letter-spacing="normal" fo:font-style="normal" fo:font-weight="normal" officeooo:paragraph-rsid="0011d9ce" style:font-size-asian="12pt" style:font-size-complex="12pt"/>
    </style:style>
    <style:style style:name="P3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style:font-name="Arial1" fo:font-size="12pt" officeooo:paragraph-rsid="000fe759" style:font-size-asian="12pt" style:font-size-complex="12pt"/>
    </style:style>
    <style:style style:name="P4" style:family="paragraph" style:parent-style-name="Text_20_body" style:master-page-name="">
      <style:paragraph-properties fo:margin-left="-0.801cm" fo:margin-right="0cm" fo:line-height="115%" fo:orphans="2" fo:widows="2" fo:text-indent="0cm" style:auto-text-indent="false" style:page-number="auto"/>
      <style:text-properties fo:color="#000033" style:font-name="Arial1" fo:font-size="12pt" fo:font-weight="normal" officeooo:paragraph-rsid="0021330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font-size="12pt" officeooo:paragraph-rsid="0010733d" style:font-size-asian="12pt" style:font-size-complex="12pt"/>
    </style:style>
    <style:style style:name="P6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style:font-name="Arial" fo:font-size="12pt" fo:font-style="normal" fo:font-weight="normal" officeooo:paragraph-rsid="0011d9ce" fo:background-color="transparent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style:font-name="Arial" fo:font-size="12pt" fo:font-style="normal" fo:font-weight="normal" officeooo:paragraph-rsid="0011d9ce" fo:background-color="#ffff00" style:font-size-asian="12pt" style:font-style-asian="normal" style:font-weight-asian="normal" style:font-size-complex="12pt"/>
    </style:style>
    <style:style style:name="P8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style:font-name="Arial" fo:font-size="12pt" fo:font-style="normal" fo:font-weight="normal" officeooo:paragraph-rsid="0010733d" style:font-size-asian="12pt" style:font-style-asian="normal" style:font-weight-asian="normal" style:font-size-complex="12pt"/>
    </style:style>
    <style:style style:name="P9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officeooo:paragraph-rsid="00142539"/>
    </style:style>
    <style:style style:name="P10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111111" style:font-name="Arial1" fo:font-size="12pt" officeooo:paragraph-rsid="0010733d" style:font-size-asian="12pt" style:font-size-complex="12pt"/>
    </style:style>
    <style:style style:name="P11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111111" style:font-name="Arial1" fo:font-size="12pt" fo:font-weight="normal" officeooo:paragraph-rsid="00312ba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-0.801cm" fo:margin-right="0cm" fo:line-height="115%" fo:orphans="2" fo:widows="2" fo:text-indent="0cm" style:auto-text-indent="false"/>
      <style:text-properties officeooo:rsid="00204e7f" officeooo:paragraph-rsid="00204e7f"/>
    </style:style>
    <style:style style:name="P13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style:font-name="Arial1" fo:font-size="12pt" style:font-size-asian="12pt" style:font-size-complex="12pt"/>
    </style:style>
    <style:style style:name="P14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style:font-name="Arial1" fo:font-size="12pt" officeooo:rsid="00204e7f" officeooo:paragraph-rsid="00213307" style:font-size-asian="12pt" style:font-size-complex="12pt"/>
    </style:style>
    <style:style style:name="P15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officeooo:rsid="0015f9e4" officeooo:paragraph-rsid="0015f9e4"/>
    </style:style>
    <style:style style:name="P16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00" style:font-name="Arial1" fo:font-size="12pt" officeooo:rsid="00204e7f" officeooo:paragraph-rsid="00213307" style:font-size-asian="12pt" style:font-size-complex="12pt"/>
    </style:style>
    <style:style style:name="P17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00" style:font-name="Arial1" fo:font-size="12pt" officeooo:rsid="00309089" officeooo:paragraph-rsid="00309089" style:font-size-asian="12pt" style:font-size-complex="12pt"/>
    </style:style>
    <style:style style:name="P18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00" style:font-name="Arial1" fo:font-size="12pt" officeooo:paragraph-rsid="00142539" style:font-size-asian="12pt" style:font-size-complex="12pt"/>
    </style:style>
    <style:style style:name="P19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00" style:font-name="Arial1" fo:font-size="12pt" officeooo:rsid="0015f9e4" officeooo:paragraph-rsid="0015f9e4" fo:background-color="transparent" style:font-size-asian="12pt" style:font-size-complex="12pt"/>
    </style:style>
    <style:style style:name="P20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00" style:font-name="Arial1" officeooo:rsid="0014bdc8" officeooo:paragraph-rsid="0014bdc8"/>
    </style:style>
    <style:style style:name="P21" style:family="paragraph" style:parent-style-name="Text_20_body">
      <style:paragraph-properties fo:margin-left="-0.801cm" fo:margin-right="0cm" fo:line-height="115%" fo:orphans="2" fo:widows="2" fo:text-indent="0cm" style:auto-text-indent="false"/>
      <style:text-properties officeooo:paragraph-rsid="00309089"/>
    </style:style>
    <style:style style:name="P22" style:family="paragraph" style:parent-style-name="Text_20_body" style:master-page-name="">
      <style:paragraph-properties fo:margin-left="-0.801cm" fo:margin-right="0cm" fo:margin-top="0cm" fo:margin-bottom="0.247cm" loext:contextual-spacing="false" fo:line-height="100%" fo:orphans="2" fo:widows="2" fo:text-indent="0cm" style:auto-text-indent="false" style:page-number="auto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font-variant="normal" fo:text-transform="none" fo:color="#000033" style:font-name="Arial1" fo:font-size="12pt" fo:letter-spacing="normal" fo:font-style="normal" fo:font-weight="normal" officeooo:rsid="00213307" officeooo:paragraph-rsid="00213307" style:font-size-asian="12pt" style:font-size-complex="12pt"/>
    </style:style>
    <style:style style:name="P24" style:family="paragraph" style:parent-style-name="Text_20_body">
      <style:paragraph-properties fo:margin-left="-0.801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309089" officeooo:paragraph-rsid="00309089" style:text-blinking="false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-0.801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213307" style:text-blinking="false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color="#000000" style:font-name="Arial1" fo:font-size="12pt" style:font-size-asian="12pt" style:font-size-complex="12pt"/>
    </style:style>
    <style:style style:name="T1" style:family="text">
      <style:text-properties fo:font-variant="normal" fo:text-transform="none" fo:color="#333333" style:font-name="Roboto" fo:letter-spacing="normal" fo:font-style="normal" fo:font-weight="normal"/>
    </style:style>
    <style:style style:name="T2" style:family="text">
      <style:text-properties fo:font-variant="normal" fo:text-transform="none" fo:color="#333333" style:font-name="Roboto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309089" style:text-blinking="fals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fo:letter-spacing="normal" fo:font-style="italic" style:text-underline-style="none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italic" style:text-underline-style="none" fo:font-weight="normal" officeooo:rsid="00309089" style:text-blinking="fals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officeooo:rsid="00309089"/>
    </style:style>
    <style:style style:name="T11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12" style:family="text">
      <style:text-properties fo:font-variant="normal" fo:text-transform="none" fo:color="#000000" fo:letter-spacing="normal" fo:font-style="italic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normal" officeooo:rsid="00309089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213307"/>
    </style:style>
    <style:style style:name="T16" style:family="text">
      <style:text-properties fo:font-variant="normal" fo:text-transform="none" fo:letter-spacing="normal" fo:font-style="normal" fo:font-weight="normal" officeooo:rsid="00285df3"/>
    </style:style>
    <style:style style:name="T17" style:family="text">
      <style:text-properties fo:font-variant="normal" fo:text-transform="none" fo:letter-spacing="normal" fo:font-style="normal" fo:font-weight="normal" officeooo:rsid="002ad087"/>
    </style:style>
    <style:style style:name="T18" style:family="text">
      <style:text-properties fo:font-variant="normal" fo:text-transform="none" fo:letter-spacing="normal" fo:font-style="normal" fo:font-weight="normal" officeooo:rsid="002bf82f"/>
    </style:style>
    <style:style style:name="T1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officeooo:rsid="00309089" style:text-blinking="false" style:font-size-asian="12pt" style:font-weight-asian="normal" style:font-size-complex="12pt" style:font-weight-complex="normal"/>
    </style:style>
    <style:style style:name="T20" style:family="text">
      <style:text-properties fo:font-size="12pt" fo:background-color="transparent" loext:char-shading-value="0" style:font-size-asian="12pt" style:font-size-complex="12pt"/>
    </style:style>
    <style:style style:name="T21" style:family="text">
      <style:text-properties fo:font-size="12pt" officeooo:rsid="0015f9e4" fo:background-color="transparent" loext:char-shading-value="0" style:font-size-asian="12pt" style:font-size-complex="12pt"/>
    </style:style>
    <style:style style:name="T22" style:family="text">
      <style:text-properties fo:font-size="12pt" officeooo:rsid="0019af4c" fo:background-color="transparent" loext:char-shading-value="0" style:font-size-asian="12pt" style:font-size-complex="12pt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13307"/>
    </style:style>
    <style:style style:name="T25" style:family="text">
      <style:text-properties officeooo:rsid="00312ba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hen she was just a girl a</text:span><text:line-break/><text:span text:style-name="T1">She expected the world</text:span><text:line-break/><text:span text:style-name="T1">But it flew away from her reach so </text:span><text:line-break/><text:span text:style-name="T1">She ran away in her sleep</text:span><text:line-break/><text:span text:style-name="T1">and dreamed of</text:span><text:line-break/><text:span text:style-name="T1">Para-para-paradise, </text:span></text:p>
      <text:p text:style-name="P2">Para-para-paradise, </text:p>
      <text:p text:style-name="P1"><text:span text:style-name="T1">Para-para-paradise</text:span><text:line-break/><text:span text:style-name="T1">Every time she closed her eyes</text:span><text:line-break/><text:line-break/><text:span text:style-name="T1">When she was just a girl</text:span><text:line-break/><text:span text:style-name="T1">S</text:span><text:span text:style-name="T2">he expected the world</text:span><text:span text:style-name="T23"><text:line-break/></text:span><text:span text:style-name="T2">But it flew away from her reach </text:span><text:span text:style-name="T23"><text:line-break/></text:span><text:span text:style-name="T2">and the bullets catch in her teeth</text:span><text:span text:style-name="T23"><text:line-break/></text:span><text:span text:style-name="T2">Life goes on, it gets so heavy</text:span><text:span text:style-name="T23"><text:line-break/></text:span><text:span text:style-name="T2">The wheel breaks the butterfly</text:span><text:span text:style-name="T23"><text:line-break/></text:span><text:span text:style-name="T2">Every tear a waterfall</text:span><text:line-break/><text:span text:style-name="T1">In the night the stormy night she'll close her eyes</text:span><text:line-break/><text:span text:style-name="T1">In the night the stormy night away she'd fly</text:span><text:line-break/><text:line-break/><text:span text:style-name="T1">and dreams of</text:span><text:line-break/><text:span text:style-name="T1">Para-para-paradise</text:span><text:line-break/><text:span text:style-name="T1">Para-para-paradise</text:span><text:line-break/><text:span text:style-name="T1">Para-para-paradise</text:span><text:line-break/><text:span text:style-name="T1">Oh oh oh oh oh oh-oh-oh</text:span><text:line-break/><text:span text:style-name="T1">She'd dream of</text:span><text:line-break/><text:span text:style-name="T1">Para-para-paradise</text:span><text:line-break/><text:span text:style-name="T1">Para-para-paradise</text:span><text:line-break/><text:span text:style-name="T1">Para-para-paradise</text:span><text:line-break/><text:span text:style-name="T1">Oh oh oh oh oh oh-oh-oh-oh</text:span><text:line-break/><text:line-break/><text:span text:style-name="T1">lalalalalalalalalalala</text:span><text:line-break/><text:span text:style-name="T2">And so lying underneath t</text:span><text:span text:style-name="T1">hose stormy skies</text:span><text:line-break/><text:span text:style-name="T1">She'd say, "oh, ohohohoh</text:span></text:p>
      <text:p text:style-name="P1"><text:span text:style-name="T1">I know the sun must set to rise"</text:span><text:line-break/><text:line-break/><text:span text:style-name="T1">This could be</text:span><text:line-break/><text:span text:style-name="T1">Para-para-paradise</text:span><text:line-break/><text:span text:style-name="T1">Para-para-paradise</text:span><text:line-break/><text:span text:style-name="T1">Para-para-paradise</text:span><text:line-break/><text:span text:style-name="T1">Oh oh oh oh oh oh-oh-oh</text:span><text:line-break/><text:span text:style-name="T1">This could be</text:span><text:line-break/><text:span text:style-name="T1">Para-para-paradise</text:span><text:line-break/><text:span text:style-name="T1">Para-para-paradise</text:span><text:line-break/><text:span text:style-name="T1">This could be</text:span><text:line-break/><text:span text:style-name="T1">Para-para-paradise</text:span><text:line-break/><text:span text:style-name="T1">Oh oh oh oh oh oh-oh-oh-oh</text:span> </text:p>
      <text:p text:style-name="P5"/>
      <text:p text:style-name="P5"/>
      <text:p text:style-name="P5"/>
      <text:p text:style-name="P5"/>
      <text:p text:style-name="P10"/>
      <text:p text:style-name="P18"><text:soft-page-break/></text:p>
      <text:p text:style-name="P20"><text:span text:style-name="T22">I</text:span><text:span text:style-name="T20"> like this song because when I listen it for the first time I was with my friend for the first time at my tree house. </text:span><text:span text:style-name="T21">I </text:span><text:span text:style-name="T22">eat</text:span><text:span text:style-name="T21"> a pizza with they and then I listen</text:span><text:span text:style-name="T22">ed</text:span><text:span text:style-name="T21"> this song, when I listen it I always remeber that night with my friends.</text:span></text:p>
      <text:p text:style-name="P19">It is also catchy.</text:p>
      <text:p text:style-name="P15"/>
      <text:p text:style-name="P4"><text:span text:style-name="T9">Coldplay are a British </text:span><text:span text:style-name="T5">rock</text:span><text:span text:style-name="T9"> band formed in 1996 by lead vocalist and keyboardist </text:span><text:span text:style-name="T5">Chris Martin</text:span><text:span text:style-name="T9"> and lead guitarist </text:span><text:span text:style-name="T5">Jonny Buckland</text:span><text:span text:style-name="T9"> . After they formed under the name Pectoralz, </text:span><text:span text:style-name="T5">Guy Berryman</text:span><text:span text:style-name="T9"> joined the group as bassist and they changed their name to Starfish.</text:span><text:span text:style-name="T5"> Will Champion</text:span><text:span text:style-name="T9"> joined as drummer and backing vocalist, completing the </text:span><text:span text:style-name="T10">group</text:span><text:span text:style-name="T9">. The band renamed "Coldplay" in 1998, before recording and releasing three </text:span><text:span text:style-name="T10">albums</text:span><text:span text:style-name="T9">. </text:span><text:span text:style-name="T12">The Blue Room</text:span><text:span text:style-name="T9"> was their first release on a major label, after signing to </text:span><text:span text:style-name="T5">Parlophone.</text:span></text:p>
      <text:p text:style-name="P24">Their oyher albums are:</text:p>
      <text:p text:style-name="P21"><text:span text:style-name="T19"><text:s text:c="6"/></text:span><text:span text:style-name="T4"><text:s text:c="4"/></text:span><text:span text:style-name="T8">Parachutes </text:span><text:span text:style-name="T13">(2000)</text:span></text:p>
      <text:list xml:id="list5576213638553349673" text:style-name="L1">
        <text:list-item>
          <text:p text:style-name="P26"><text:span text:style-name="T3">A Rush of Blood to the Head </text:span><text:span text:style-name="T14">(2002)</text:span></text:p>
        </text:list-item>
        <text:list-item>
          <text:p text:style-name="P26"><text:span text:style-name="T3">X&amp;Y </text:span><text:span text:style-name="T14">(2005)</text:span></text:p>
        </text:list-item>
        <text:list-item>
          <text:p text:style-name="P26"><text:span text:style-name="T3">Viva la Vida or Death and All His Friends </text:span><text:span text:style-name="T14">(2008)</text:span></text:p>
        </text:list-item>
        <text:list-item>
          <text:p text:style-name="P26"><text:span text:style-name="T3">Mylo Xyloto </text:span><text:span text:style-name="T14">(2011)</text:span></text:p>
        </text:list-item>
        <text:list-item>
          <text:p text:style-name="P26"><text:span text:style-name="T3">Ghost Stories </text:span><text:span text:style-name="T14">(2014)</text:span></text:p>
        </text:list-item>
        <text:list-item>
          <text:p text:style-name="P26"><text:span text:style-name="T3">A Head Full of Dreams </text:span><text:span text:style-name="T14">(2015)</text:span></text:p>
        </text:list-item>
      </text:list>
      <text:p text:style-name="P24"/>
      <text:p text:style-name="P22"><text:span text:style-name="T9">Coldplay achieved worldwide fame with the release of the single "</text:span><text:span text:style-name="T5">Yellow</text:span><text:span text:style-name="T9">" in 2000, followed in the same year by their debut album </text:span><text:span text:style-name="T7">Parachutes</text:span><text:span text:style-name="T12">,</text:span><text:span text:style-name="T9"> which was nominated for the </text:span><text:span text:style-name="T5">Mercury Prize</text:span><text:span text:style-name="T9">.</text:span></text:p>
      <text:p text:style-name="P11"><text:span text:style-name="T11">Coldplay have </text:span><text:span text:style-name="T6">won 62 awards from 209 nominations</text:span><text:span text:style-name="T11"> throughout their career, including nine </text:span><text:span text:style-name="T6">Brit Awards, </text:span><text:span text:style-name="T11">five </text:span><text:span text:style-name="T6">MTV Video Music Awards</text:span><text:span text:style-name="T11"> and </text:span><text:span text:style-name="T6">seven Grammy Awards</text:span><text:span text:style-name="T11"> from 31 nominations. They have sold more than 90 million records worldwide, making them one of the </text:span><text:span text:style-name="T6">world's bestselling music artists</text:span><text:span text:style-name="T11">. Coldplay have supported various social and political causes, such as </text:span><text:span text:style-name="T6">Oxfam</text:span><text:span text:style-name="T11">'s </text:span><text:span text:style-name="T6">Make Trade Fair</text:span><text:span text:style-name="T11"> campaign and </text:span><text:span text:style-name="T6">Amnesty International</text:span><text:span text:style-name="T11">. </text:span></text:p>
      <text:p text:style-name="P13"/>
      <text:p text:style-name="P16">The song talk about <text:span text:style-name="T24">young girl that “</text:span><text:span text:style-name="T15">expected the world”. It mea</text:span><text:span text:style-name="T16">n</text:span><text:span text:style-name="T15">s that this girl, when she was young, dreamt about <text:s/></text:span><text:span text:style-name="T14">getting so many things </text:span><text:span text:style-name="T18">but</text:span><text:span text:style-name="T14"> </text:span><text:span text:style-name="T16">when she grow up she</text:span><text:span text:style-name="T14"> realize that </text:span><text:span text:style-name="T17">she</text:span><text:span text:style-name="T15"> can't get</text:span><text:span text:style-name="T14"> everything.</text:span></text:p>
      <text:p text:style-name="P16"><text:span text:style-name="T15">The “paradise” is the perfect place where</text:span><text:span text:style-name="T14"> <text:s/></text:span><text:span text:style-name="T15">you can get everything.</text:span></text:p>
      <text:p text:style-name="P14"/>
      <text:p text:style-name="P17">My fauvorit part <text:span text:style-name="T25">o</text:span>f the song is </text:p>
      <text:p text:style-name="P16"/>
      <text:p text:style-name="P14"/>
      <text:p text:style-name="P25"/>
      <text:p text:style-name="P23"/>
      <text:p text:style-name="P12"/>
      <text:p text:style-name="P9"/>
      <text:p text:style-name="P6"/>
      <text:p text:style-name="P7"/>
      <text:p text:style-name="P8"><text:soft-page-break/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Roboto" svg:font-family="Roboto, Arial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46:19.445000000</meta:creation-date>
    <dc:date>2017-10-24T15:47:17.063000000</dc:date>
    <meta:editing-duration>P1DT6H8M7S</meta:editing-duration>
    <meta:editing-cycles>12</meta:editing-cycles>
    <meta:generator>LibreOffice/4.3.5.2$Windows_x86 LibreOffice_project/3a87456aaa6a95c63eea1c1b3201acedf0751bd5</meta:generator>
    <meta:print-date>2017-10-23T21:32:32.357000000</meta:print-date>
    <meta:document-statistic meta:table-count="0" meta:image-count="0" meta:object-count="0" meta:page-count="3" meta:paragraph-count="20" meta:word-count="494" meta:character-count="2909" meta:non-whitespace-character-count="2418"/>
  </office:meta>
</office:document-meta>
</file>